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5ad9" officeooo:paragraph-rsid="000d027a"/>
    </style:style>
    <style:style style:name="P2" style:family="paragraph" style:parent-style-name="Standard">
      <style:text-properties officeooo:rsid="0011ac07" officeooo:paragraph-rsid="0011ac07"/>
    </style:style>
    <style:style style:name="P3" style:family="paragraph" style:parent-style-name="Standard">
      <style:text-properties officeooo:rsid="0011ac07" officeooo:paragraph-rsid="0011ac07"/>
    </style:style>
    <style:style style:name="P4" style:family="paragraph" style:parent-style-name="Standard">
      <style:text-properties officeooo:rsid="001256ae" officeooo:paragraph-rsid="001256ae"/>
    </style:style>
    <style:style style:name="P5" style:family="paragraph" style:parent-style-name="Standard">
      <style:text-properties officeooo:rsid="001384f9" officeooo:paragraph-rsid="001384f9"/>
    </style:style>
    <style:style style:name="T1" style:family="text">
      <style:text-properties officeooo:rsid="000df1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yse syntaxique automatique d’un corpus du français</text:p>
      <text:p text:style-name="P1">médiéval Jingyu Liu, Table de conversion Cattex/Ud : p. 72-73 <text:span text:style-name="T1">(Grenoble, stage C. Denoyelle et J. Sorba) : </text:span><text:a xlink:type="simple" xlink:href="https://dumas.ccsd.cnrs.fr/dumas-03485357/document" text:style-name="Internet_20_link" text:visited-style-name="Visited_20_Internet_20_Link"><text:span text:style-name="T1">https://dumas.ccsd.cnrs.fr/dumas-03485357/document</text:span></text:a><text:span text:style-name="T1"> </text:span></text:p>
      <text:p text:style-name="P1"/>
      <text:p text:style-name="P1"/>
      <text:p text:style-name="P2">BFM lemm réf : <text:a xlink:type="simple" xlink:href="https://gitlab.huma-num.fr/lemmatisation-fro/bfm-lem/-/tree/master" text:style-name="Internet_20_link" text:visited-style-name="Visited_20_Internet_20_Link">https://gitlab.huma-num.fr/lemmatisation-fro/bfm-lem/-/tree/master</text:a></text:p>
      <text:p text:style-name="P2"/>
      <text:p text:style-name="P2"/>
      <text:p text:style-name="P4">Projet Profiterolles, CattexTOUD : <text:a xlink:type="simple" xlink:href="https://github.com/UniversalDependencies/UD_Middle_French-PROFITEROLE/blob/master/README.md" text:style-name="Internet_20_link" text:visited-style-name="Visited_20_Internet_20_Link">https://github.com/UniversalDependencies/UD_Middle_French-PROFITEROLE/blob/master/README.md</text:a> </text:p>
      <text:p text:style-name="P4"/>
      <text:p text:style-name="P5">script pour passer de l’un à l’autre</text:p>
      <text:p text:style-name="P5"><text:a xlink:type="simple" xlink:href="https://gitlab.huma-num.fr/lemmatisation-fro/bfm-lem/-/blob/master/tools/normalisation_DECT2DMF/DECT-TL_vers_DMF.py" text:style-name="Internet_20_link" text:visited-style-name="Visited_20_Internet_20_Link">https://gitlab.huma-num.fr/lemmatisation-fro/bfm-lem/-/blob/master/tools/normalisation_DECT2DMF/DECT-TL_vers_DMF.py</text:a>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15:34:37.973914100</meta:creation-date>
    <meta:generator>LibreOffice/7.3.7.2$Linux_X86_64 LibreOffice_project/30$Build-2</meta:generator>
    <dc:date>2024-01-26T18:40:00.017188759</dc:date>
    <meta:editing-duration>PT23H20M28S</meta:editing-duration>
    <meta:editing-cycles>10</meta:editing-cycles>
    <meta:document-statistic meta:table-count="0" meta:image-count="0" meta:object-count="0" meta:page-count="1" meta:paragraph-count="6" meta:word-count="44" meta:character-count="572" meta:non-whitespace-character-count="531"/>
  </office:meta>
</office:document-meta>
</file>